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42" style:family="table-column">
      <style:table-column-properties fo:break-before="auto" style:column-width="3.173cm"/>
    </style:style>
    <style:style style:name="co19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724cm"/>
    </style:style>
    <style:style style:name="co44" style:family="table-column">
      <style:table-column-properties fo:break-before="auto" style:column-width="2.663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7" style:family="table-column">
      <style:table-column-properties fo:break-before="auto" style:column-width="2.725cm"/>
    </style:style>
    <style:style style:name="co28" style:family="table-column">
      <style:table-column-properties fo:break-before="auto" style:column-width="3.149cm"/>
    </style:style>
    <style:style style:name="co29" style:family="table-column">
      <style:table-column-properties fo:break-before="auto" style:column-width="2.401cm"/>
    </style:style>
    <style:style style:name="co30" style:family="table-column">
      <style:table-column-properties fo:break-before="auto" style:column-width="2.99cm"/>
    </style:style>
    <style:style style:name="co35" style:family="table-column">
      <style:table-column-properties fo:break-before="auto" style:column-width="3.175cm"/>
    </style:style>
    <style:style style:name="co36" style:family="table-column">
      <style:table-column-properties fo:break-before="auto" style:column-width="3.281cm"/>
    </style:style>
    <style:style style:name="co37" style:family="table-column">
      <style:table-column-properties fo:break-before="auto" style:column-width="2.805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3.092cm"/>
    </style:style>
    <style:style style:name="co40" style:family="table-column">
      <style:table-column-properties fo:break-before="auto" style:column-width="2.371cm"/>
    </style:style>
    <style:style style:name="co41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6" style:family="table-column">
      <style:table-column-properties fo:break-before="auto" style:column-width="3.503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2.778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64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6" style:family="table" style:master-page-name="PageStyle_5f_Matt_27_s_20_Team">
      <style:table-properties table:display="true" style:writing-mode="lr-tb"/>
    </style:style>
    <style:style style:name="ta7" style:family="table" style:master-page-name="PageStyle_5f_Andrew_27_s_20_Team">
      <style:table-properties table:display="true" style:writing-mode="lr-tb"/>
    </style:style>
    <style:style style:name="ta8" style:family="table" style:master-page-name="PageStyle_5f_Nick_27_s_20_Team">
      <style:table-properties table:display="true" style:writing-mode="lr-tb"/>
    </style:style>
    <style:style style:name="ta9" style:family="table" style:master-page-name="PageStyle_5f_Tyler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3" style:family="table" style:master-page-name="PageStyle_5f_Graham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7"/>
        <table:table-column table:style-name="co16" table:default-cell-style-name="ce27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3263000">
            <text:p>73,26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5745000">
            <text:p>135,74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8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4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59401000">
            <text:p>59,40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4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366000">
            <text:p>96,36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7" table:print="false">
        <office:forms form:automatic-focus="false" form:apply-design-mode="false"/>
        <table:table-column table:style-name="co29" table:default-cell-style-name="Default"/>
        <table:table-column table:style-name="co29" table:default-cell-style-name="ce1"/>
        <table:table-column table:style-name="co30" table:default-cell-style-name="ce1"/>
        <table:table-column table:style-name="co35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6" table:default-cell-style-name="ce1"/>
        <table:table-column table:style-name="co30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office:value-type="float" office:value="2700000">
            <text:p>27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7" office:value-type="float" office:value="3500000">
            <text:p>3,500,000.00</text:p>
          </table:table-cell>
          <table:table-cell/>
          <table:table-cell table:style-name="Default" office:value-type="float" office:value="2018">
            <text:p>2018</text:p>
          </table:table-cell>
          <table:table-cell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7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7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/>
          <table:table-cell table:style-name="Default"/>
          <table:table-cell table:number-columns-repeated="247"/>
        </table:table-row>
        <table:table-row table:style-name="ro10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table:style-name="ce28" office:value-type="float" office:value="2152">
            <text:p>2152</text:p>
          </table:table-cell>
          <table:table-cell table:style-name="ce28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table:style-name="ce27" office:value-type="float" office:value="2300000">
            <text:p>2,3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44263000">
            <text:p>44,263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28" office:value-type="float" office:value="2152">
            <text:p>2152</text:p>
          </table:table-cell>
          <table:table-cell table:style-name="ce28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9613000">
            <text:p>79,613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47"/>
        </table:table-row>
      </table:table>
      <table:table table:name="Nick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37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72257000">
            <text:p>72,25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38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28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763">
            <text:p>276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28"/>
          <table:table-cell table:style-name="ce6" office:value-type="string">
            <text:p>Salary:</text:p>
          </table:table-cell>
          <table:table-cell table:style-name="ce8" table:formula="of:=SUM([.I1:.I15])" office:value-type="float" office:value="48203000">
            <text:p>48,203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28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28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28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56488000">
            <text:p>56,488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1" table:default-cell-style-name="ce1"/>
        <table:table-column table:style-name="co4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901">
            <text:p>1901</text:p>
          </table:table-cell>
          <table:table-cell office:value-type="string">
            <text:p>D</text:p>
          </table:table-cell>
          <table:table-cell office:value-type="string">
            <text:p>T Heed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0172000">
            <text:p>50,172,000.00</text:p>
          </table:table-cell>
          <table:table-cell table:number-columns-repeated="249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D</text:p>
          </table:table-cell>
          <table:table-cell office:value-type="string">
            <text:p>T Heed</text:p>
          </table:table-cell>
          <table:table-cell office:value-type="float" office:value="650000">
            <text:p>65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2595000">
            <text:p>82,595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3" table:print="false">
        <office:forms form:automatic-focus="false" form:apply-design-mode="false"/>
        <table:table-column table:style-name="co46" table:default-cell-style-name="Default"/>
        <table:table-column table:style-name="co2" table:default-cell-style-name="ce1"/>
        <table:table-column table:style-name="co47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8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28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7680000">
            <text:p>57,680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5613000">
            <text:p>85,613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1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2501000">
            <text:p>42,50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5279000">
            <text:p>75,279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4" table:print="false">
        <office:forms form:automatic-focus="false" form:apply-design-mode="false"/>
        <table:table-column table:style-name="co42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9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2312000">
            <text:p>42,312,000.00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1791000">
            <text:p>71,791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2017-12-11</text:date>, <text:time>19:0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2-11T19:08:07</dc:date>
    <meta:editing-duration>P380DT11H13M36S</meta:editing-duration>
    <meta:editing-cycles>754</meta:editing-cycles>
    <dc:creator>Ben Miller</dc:creator>
    <meta:document-statistic meta:table-count="11" meta:cell-count="2529" meta:object-count="0"/>
    <meta:user-defined meta:name=""/>
  </office:meta>
</office:document-meta>
</file>